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36d78e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1c3ee7"/>
    </style:style>
    <style:style style:name="P8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9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0" style:family="paragraph" style:parent-style-name="Text_20_body" style:list-style-name="L1">
      <loext:graphic-properties draw:fill-hatch-name="hatch"/>
      <style:paragraph-properties fo:margin-top="0cm" fo:margin-bottom="1cm" style:contextual-spacing="false" fo:line-height="100%"/>
      <style:text-properties fo:font-size="14pt" officeooo:rsid="003dea23" officeooo:paragraph-rsid="003dea23" style:font-size-asian="14pt" style:font-size-complex="14pt"/>
    </style:style>
    <style:style style:name="P11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6e766" style:font-size-asian="14pt" style:font-size-complex="14pt"/>
    </style:style>
    <style:style style:name="P12" style:family="paragraph" style:parent-style-name="Text_20_body">
      <loext:graphic-properties draw:fill-gradient-name="Gradient_20_2" draw:fill-hatch-name="hatch"/>
      <style:paragraph-properties fo:margin-top="0.101cm" fo:margin-bottom="0.101cm" style:contextual-spacing="false" fo:line-height="200%"/>
      <style:text-properties fo:font-size="14pt" officeooo:paragraph-rsid="0046e766" style:font-size-asian="14pt" style:font-size-complex="14pt"/>
    </style:style>
    <style:style style:name="P1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6e766" style:font-size-asian="14pt" style:font-size-complex="14pt"/>
    </style:style>
    <style:style style:name="P14" style:family="paragraph" style:parent-style-name="Text_20_body">
      <loext:graphic-properties draw:fill-gradient-name="gradient" draw:fill-hatch-name="hatch"/>
      <style:paragraph-properties fo:margin-top="0.101cm" fo:margin-bottom="0.499cm" style:contextual-spacing="false" fo:line-height="115%"/>
      <style:text-properties fo:font-size="14pt" officeooo:paragraph-rsid="0046e766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paragraph-rsid="0046e766" style:font-size-asian="14pt" style:font-size-complex="14pt"/>
    </style:style>
    <style:style style:name="P16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6e766" officeooo:paragraph-rsid="0046e766" style:font-size-asian="14pt" style:font-size-complex="14pt"/>
    </style:style>
    <style:style style:name="P1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81405" officeooo:paragraph-rsid="00481405" style:font-size-asian="14pt" style:font-size-complex="14pt"/>
    </style:style>
    <style:style style:name="P18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3d67f1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P20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officeooo:paragraph-rsid="002e001c"/>
    </style:style>
    <style:style style:name="P21" style:family="paragraph" style:parent-style-name="Text_20_body" style:list-style-name="L3">
      <loext:graphic-properties draw:fill-hatch-name="hatch"/>
      <style:paragraph-properties fo:margin-top="0.101cm" fo:margin-bottom="0.499cm" style:contextual-spacing="false" fo:line-height="115%"/>
      <style:text-properties officeooo:paragraph-rsid="002e001c"/>
    </style:style>
    <style:style style:name="T1" style:family="text">
      <style:text-properties officeooo:rsid="003f303a"/>
    </style:style>
    <style:style style:name="T2" style:family="text">
      <style:text-properties officeooo:rsid="001c3ee7"/>
    </style:style>
    <style:style style:name="T3" style:family="text">
      <style:text-properties officeooo:rsid="0025b43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b437" style:font-weight-asian="bold" style:font-weight-complex="bold"/>
    </style:style>
    <style:style style:name="T7" style:family="text">
      <style:text-properties fo:font-weight="bold" officeooo:rsid="002fe488" style:font-weight-asian="bold" style:font-weight-complex="bold"/>
    </style:style>
    <style:style style:name="T8" style:family="text">
      <style:text-properties officeooo:rsid="002c8a67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35852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ad9c3"/>
    </style:style>
    <style:style style:name="T14" style:family="text">
      <style:text-properties officeooo:rsid="003dea23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2862eb"/>
    </style:style>
    <style:style style:name="T17" style:family="text">
      <style:text-properties officeooo:rsid="00458262"/>
    </style:style>
    <style:style style:name="T18" style:family="text">
      <style:text-properties officeooo:rsid="0046e766"/>
    </style:style>
    <style:style style:name="T19" style:family="text">
      <style:text-properties style:text-position="super 58%"/>
    </style:style>
    <style:style style:name="T20" style:family="text">
      <style:text-properties officeooo:rsid="00481405"/>
    </style:style>
    <style:style style:name="T21" style:family="text">
      <style:text-properties officeooo:rsid="0048d88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Call to Worship</text:span><text:span text:style-name="T3"> </text:span><text:span text:style-name="T18">2 Corinthians 5:21 </text:span><text:span text:style-name="T3">/ </text:span>Opening prayer (John A)</text:p>
      <text:p text:style-name="P12"><text:span text:style-name="T5">Praise: </text:span><text:span text:style-name="Emphasis"><text:span text:style-name="T12">And Can It Be</text:span></text:span></text:p>
      <text:p text:style-name="P15"><text:span text:style-name="T5">Bible Reading:</text:span> Ephesians 1:3-14 (Marjo A)</text:p>
      <text:p text:style-name="P15"><text:span text:style-name="T5">Sunday School</text:span> (Mook Lee)</text:p>
      <text:p text:style-name="P14"><text:span text:style-name="Emphasis"><text:span text:style-name="T15">Praise:</text:span></text:span><text:span text:style-name="Emphasis"><text:span text:style-name="T12"> God Moves In A Mysterious Way</text:span></text:span></text:p>
      <text:p text:style-name="P7"><text:span text:style-name="T10">Announcements</text:span><text:span text:style-name="T9"> (John A)</text:span></text:p>
      <text:list xml:id="list2092841862" text:style-name="L1">
        <text:list-item>
          <text:p text:style-name="P8">Church <text:span text:style-name="T18">camp</text:span> <text:span text:style-name="T18">this</text:span> week<text:span text:style-name="T18">end</text:span>, <text:span text:style-name="T18">are you all booked in?</text:span></text:p>
        </text:list-item>
        <text:list-item>
          <text:p text:style-name="P16">No service in Ashburton next week</text:p>
        </text:list-item>
        <text:list-item>
          <text:p text:style-name="P16">Communion service moved to the following week 11<text:span text:style-name="T19">th</text:span> August</text:p>
        </text:list-item>
        <text:list-item>
          <text:p text:style-name="P9"/>
        </text:list-item>
        <text:list-item>
          <text:p text:style-name="P10">Morning Tea and fellowship after the service <text:span text:style-name="T18">today</text:span></text:p>
        </text:list-item>
      </text:list>
      <text:p text:style-name="P4"><text:span text:style-name="T5">Prayer for the church and the world:</text:span> (<text:span text:style-name="T18">Mook L</text:span>)</text:p>
      <text:p text:style-name="P4"><text:span text:style-name="T7">B</text:span><text:span text:style-name="T5">ible Reading:</text:span> 2 Kings 21 (John A)</text:p>
      <text:p text:style-name="P13"><text:span text:style-name="T5">Praise:</text:span> <text:span text:style-name="T4">All I have is Christ</text:span> (OFFERING)</text:p>
      <text:p text:style-name="P13"><text:span text:style-name="T5">Sermon:</text:span> “DON’T TAKE SIN LIGHTLY” (Mook L)</text:p>
      <text:p text:style-name="P3"><text:span text:style-name="T5">Praise:</text:span> <text:span text:style-name="T4">Yet Not I But Through Christ In Me</text:span></text:p>
      <text:p text:style-name="P3"><text:span text:style-name="T5">Benediction</text:span> (<text:span text:style-name="T14">Mook</text:span>)</text:p>
      <text:p text:style-name="P5">Opening Prayer (<text:span text:style-name="T18">2 Cor 5:21</text:span><text:span text:style-name="T8">)</text:span></text:p>
      <text:p text:style-name="P18">God made <text:span text:style-name="T18">H</text:span>im, who had no sin, to be sin for us, so that in <text:span text:style-name="T18">H</text:span>im we might become the righteousness of God.</text:p>
      <text:p text:style-name="P17">Heavenly Father, we thank You for Your love for us, expressed in Jesus Christ and shed abroad in our hearts by the work of The Holy Spirit.</text:p>
      <text:p text:style-name="P17">We thank You that You saw our impossible situation, lost in sin as we were because of Adam and Eve falling for the enemy’s temptation.</text:p>
      <text:p text:style-name="P17">We thank You for the Great Exchange – our sin for His righteousness, our guilt for His peace and our bondage for His Victorious Life.</text:p>
      <text:p text:style-name="P17">Therefore we have gathered here at Your call to worship You – Father Son and Holy Spirit – and to declare Your amazing grace to us who deserved none of it.</text:p>
      <text:p text:style-name="P6"><text:span text:style-name="T20">We </text:span><text:span text:style-name="T21">ask</text:span><text:span text:style-name="T20"> that all we do and say both here and everywhere we go, would </text:span><text:span text:style-name="T21">honour and praise You, </text:span><text:span text:style-name="T13">I</text:span><text:span text:style-name="T11">n </text:span><text:span text:style-name="T13">Jesus Mighty</text:span><text:span text:style-name="T11"> Name we pray</text:span><text:span text:style-name="T16">, Amen.</text:span></text:p>
      <text:p text:style-name="P11">[<text:span text:style-name="T18">Praise: And Can It Be</text:span>]</text:p>
      <text:p text:style-name="P20">Call to Worship (<text:span text:style-name="T17">2 Cor 5:21</text:span>) / Opening prayer (John Angelico)</text:p>
      <text:p text:style-name="P19">Praise: And Can It Be</text:p>
      <text:p text:style-name="P19">Bible Reading: Ephesians 1:3-14 <text:s/>(Marjo A)</text:p>
      <text:p text:style-name="P19">Sunday School (Mook Lee)</text:p>
      <text:p text:style-name="P19">Praise: God Moves In A Mysterious Way</text:p>
      <text:p text:style-name="P19">Announcements (John A)</text:p>
      <text:p text:style-name="P19">Prayer for the church and the world  (ML)</text:p>
      <text:p text:style-name="P19">Bible reading: 2 Kings 21 (John A)</text:p>
      <text:p text:style-name="P19">Praise: All I Have Is Christ</text:p>
      <text:p text:style-name="P19">Sermon: “DON’T TAKE SIN LIGHTLY” (ML)</text:p>
      <text:p text:style-name="P19">Praise: Yet Not I But Through Christ In Me</text:p>
      <text:p text:style-name="P19">Benediction (ML)</text:p>
      <text:p text:style-name="P19"/>
      <text:p text:style-name="P19"/>
      <text:p text:style-name="P19">Sermon Outline</text:p>
      <text:p text:style-name="P19">“DON’T TAKE SIN LIGHTLY”   (2 Kings 21)</text:p>
      <text:p text:style-name="P19">Introduction</text:p>
      <text:list xml:id="list2475684846" text:style-name="L3">
        <text:list-item>
          <text:p text:style-name="P21">Sin starts when we don’t care for God</text:p>
        </text:list-item>
        <text:list-item>
          <text:p text:style-name="P21">There is a line we don’t want to cross</text:p>
        </text:list-item>
        <text:list-item>
          <text:p text:style-name="P21">There is grace for the dying soul</text:p>
        </text:list-item>
      </text:list>
      <text:p text:style-name="P19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58262"/>
    </style:style>
    <style:style style:name="MT2" style:family="text">
      <style:text-properties officeooo:rsid="003f303a"/>
    </style:style>
    <style:style style:name="MT3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8</text:span><text:span text:style-name="MT2">th</text:span> <text:span text:style-name="MT1">July</text:span> 202<text:span text:style-name="MT3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07-27T20:21:30.617354710</dc:date>
    <meta:editing-duration>PT5H17M</meta:editing-duration>
    <meta:editing-cycles>37</meta:editing-cycles>
    <meta:generator>LibreOffice/7.3.7.2$Linux_X86_64 LibreOffice_project/30$Build-2</meta:generator>
    <meta:print-date>2024-02-03T21:06:33.278074986</meta:print-date>
    <meta:document-statistic meta:table-count="0" meta:image-count="0" meta:object-count="0" meta:page-count="3" meta:paragraph-count="45" meta:word-count="396" meta:character-count="2083" meta:non-whitespace-character-count="1732"/>
  </office:meta>
</office:document-meta>
</file>